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371297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15.0"/>
          <table:table-cell office:value-type="float" office:value="5093.0"/>
          <table:table-cell office:value-type="float" office:value="399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654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15.0"/>
          <table:table-cell office:value-type="float" office:value="5093.0"/>
          <table:table-cell office:value-type="float" office:value="399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7241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73.0"/>
          <table:table-cell office:value-type="float" office:value="4823.0"/>
          <table:table-cell office:value-type="float" office:value="3575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346339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.0"/>
          <table:table-cell office:value-type="float" office:value="3049.0"/>
          <table:table-cell office:value-type="float" office:value="9597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78.0"/>
          <table:table-cell office:value-type="float" office:value="8541.0"/>
          <table:table-cell office:value-type="float" office:value="6196.0"/>
          <table:table-cell office:value-type="float" office:value="5490.0"/>
          <table:table-cell office:value-type="float" office:value="7651.0"/>
          <table:table-cell office:value-type="float" office:value="52.0"/>
          <table:table-cell office:value-type="float" office:value="0.461947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6.0"/>
          <table:table-cell office:value-type="float" office:value="3039.0"/>
          <table:table-cell office:value-type="float" office:value="9564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78.0"/>
          <table:table-cell office:value-type="float" office:value="8541.0"/>
          <table:table-cell office:value-type="float" office:value="6196.0"/>
          <table:table-cell office:value-type="float" office:value="5490.0"/>
          <table:table-cell office:value-type="float" office:value="9010.0"/>
          <table:table-cell office:value-type="float" office:value="52.0"/>
          <table:table-cell office:value-type="float" office:value="0.47419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.0"/>
          <table:table-cell office:value-type="float" office:value="2587.0"/>
          <table:table-cell office:value-type="float" office:value="7998.0"/>
          <table:table-cell office:value-type="float" office:value="106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84.0"/>
          <table:table-cell office:value-type="float" office:value="7751.0"/>
          <table:table-cell office:value-type="float" office:value="5774.0"/>
          <table:table-cell office:value-type="float" office:value="4894.0"/>
          <table:table-cell office:value-type="float" office:value="8295.0"/>
          <table:table-cell office:value-type="float" office:value="32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24.337"/>
          <table:table-cell office:value-type="float" office:value="123.911"/>
          <table:table-cell office:value-type="float" office:value="123.85"/>
          <table:table-cell office:value-type="float" office:value="12383515.0"/>
          <table:table-cell office:value-type="float" office:value="0.0"/>
          <table:table-cell office:value-type="float" office:value="3533.0"/>
          <table:table-cell office:value-type="float" office:value="381020.0"/>
          <table:table-cell office:value-type="float" office:value="12764624.0"/>
          <table:table-cell office:value-type="float" office:value="2942.0"/>
          <table:table-cell office:value-type="float" office:value="9175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34.0"/>
          <table:table-cell office:value-type="float" office:value="8288.0"/>
          <table:table-cell office:value-type="float" office:value="6067.0"/>
          <table:table-cell office:value-type="float" office:value="5290.0"/>
          <table:table-cell office:value-type="float" office:value="8959.0"/>
          <table:table-cell office:value-type="float" office:value="52.0"/>
          <table:table-cell office:value-type="float" office:value="0.447984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.0"/>
          <table:table-cell office:value-type="float" office:value="2942.0"/>
          <table:table-cell office:value-type="float" office:value="9175.0"/>
          <table:table-cell office:value-type="float" office:value="88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34.0"/>
          <table:table-cell office:value-type="float" office:value="8288.0"/>
          <table:table-cell office:value-type="float" office:value="6067.0"/>
          <table:table-cell office:value-type="float" office:value="5290.0"/>
          <table:table-cell office:value-type="float" office:value="8959.0"/>
          <table:table-cell office:value-type="float" office:value="52.0"/>
          <table:table-cell office:value-type="float" office:value="1.05563"/>
          <table:table-cell office:value-type="float" office:value="0.648"/>
          <table:table-cell office:value-type="float" office:value="0.6"/>
          <table:table-cell office:value-type="float" office:value="40824.0"/>
          <table:table-cell office:value-type="float" office:value="0.0"/>
          <table:table-cell office:value-type="float" office:value="64.0"/>
          <table:table-cell office:value-type="float" office:value="6638.0"/>
          <table:table-cell office:value-type="float" office:value="47510.0"/>
          <table:table-cell office:value-type="float" office:value="2472.0"/>
          <table:table-cell office:value-type="float" office:value="7550.0"/>
          <table:table-cell office:value-type="float" office:value="106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40.0"/>
          <table:table-cell office:value-type="float" office:value="7498.0"/>
          <table:table-cell office:value-type="float" office:value="5645.0"/>
          <table:table-cell office:value-type="float" office:value="4694.0"/>
          <table:table-cell office:value-type="float" office:value="8243.0"/>
          <table:table-cell office:value-type="float" office:value="32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359918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7.0"/>
          <table:table-cell office:value-type="float" office:value="4883.0"/>
          <table:table-cell office:value-type="float" office:value="38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18051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7.0"/>
          <table:table-cell office:value-type="float" office:value="4883.0"/>
          <table:table-cell office:value-type="float" office:value="38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56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35.0"/>
          <table:table-cell office:value-type="float" office:value="4613.0"/>
          <table:table-cell office:value-type="float" office:value="3436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362718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.0"/>
          <table:table-cell office:value-type="float" office:value="2907.0"/>
          <table:table-cell office:value-type="float" office:value="9105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18.0"/>
          <table:table-cell office:value-type="float" office:value="8267.0"/>
          <table:table-cell office:value-type="float" office:value="6049.0"/>
          <table:table-cell office:value-type="float" office:value="5308.0"/>
          <table:table-cell office:value-type="float" office:value="8950.0"/>
          <table:table-cell office:value-type="float" office:value="52.0"/>
          <table:table-cell office:value-type="float" office:value="0.44188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.0"/>
          <table:table-cell office:value-type="float" office:value="2897.0"/>
          <table:table-cell office:value-type="float" office:value="9072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18.0"/>
          <table:table-cell office:value-type="float" office:value="8267.0"/>
          <table:table-cell office:value-type="float" office:value="6049.0"/>
          <table:table-cell office:value-type="float" office:value="5308.0"/>
          <table:table-cell office:value-type="float" office:value="8952.0"/>
          <table:table-cell office:value-type="float" office:value="52.0"/>
          <table:table-cell office:value-type="float" office:value="0.353339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2.0"/>
          <table:table-cell office:value-type="float" office:value="2437.0"/>
          <table:table-cell office:value-type="float" office:value="7481.0"/>
          <table:table-cell office:value-type="float" office:value="91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24.0"/>
          <table:table-cell office:value-type="float" office:value="7477.0"/>
          <table:table-cell office:value-type="float" office:value="5627.0"/>
          <table:table-cell office:value-type="float" office:value="4712.0"/>
          <table:table-cell office:value-type="float" office:value="8243.0"/>
          <table:table-cell office:value-type="float" office:value="32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36539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7.0"/>
          <table:table-cell office:value-type="float" office:value="3825.0"/>
          <table:table-cell office:value-type="float" office:value="11779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23.0"/>
          <table:table-cell office:value-type="float" office:value="9859.0"/>
          <table:table-cell office:value-type="float" office:value="7008.0"/>
          <table:table-cell office:value-type="float" office:value="6211.0"/>
          <table:table-cell office:value-type="float" office:value="7832.0"/>
          <table:table-cell office:value-type="float" office:value="52.0"/>
          <table:table-cell office:value-type="float" office:value="0.612022"/>
          <table:table-cell office:value-type="float" office:value="0.211"/>
          <table:table-cell office:value-type="float" office:value="0.16"/>
          <table:table-cell office:value-type="float" office:value="8064.0"/>
          <table:table-cell office:value-type="float" office:value="0.0"/>
          <table:table-cell office:value-type="float" office:value="17.0"/>
          <table:table-cell office:value-type="float" office:value="1710.0"/>
          <table:table-cell office:value-type="float" office:value="9826.0"/>
          <table:table-cell office:value-type="float" office:value="3825.0"/>
          <table:table-cell office:value-type="float" office:value="11779.0"/>
          <table:table-cell office:value-type="float" office:value="99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23.0"/>
          <table:table-cell office:value-type="float" office:value="9859.0"/>
          <table:table-cell office:value-type="float" office:value="7008.0"/>
          <table:table-cell office:value-type="float" office:value="6211.0"/>
          <table:table-cell office:value-type="float" office:value="7832.0"/>
          <table:table-cell office:value-type="float" office:value="52.0"/>
          <table:table-cell office:value-type="float" office:value="9.45464"/>
          <table:table-cell office:value-type="float" office:value="9.06"/>
          <table:table-cell office:value-type="float" office:value="9.01"/>
          <table:table-cell office:value-type="float" office:value="559526.0"/>
          <table:table-cell office:value-type="float" office:value="0.0"/>
          <table:table-cell office:value-type="float" office:value="937.0"/>
          <table:table-cell office:value-type="float" office:value="94379.0"/>
          <table:table-cell office:value-type="float" office:value="654123.0"/>
          <table:table-cell office:value-type="float" office:value="3390.0"/>
          <table:table-cell office:value-type="float" office:value="10269.0"/>
          <table:table-cell office:value-type="float" office:value="91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29.0"/>
          <table:table-cell office:value-type="float" office:value="9069.0"/>
          <table:table-cell office:value-type="float" office:value="6586.0"/>
          <table:table-cell office:value-type="float" office:value="5615.0"/>
          <table:table-cell office:value-type="float" office:value="8564.0"/>
          <table:table-cell office:value-type="float" office:value="32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1200.0"/>
          <table:table-cell office:value-type="float" office:value="1199.685"/>
          <table:table-cell office:value-type="float" office:value="1199.61"/>
          <table:table-cell office:value-type="float" office:value="82218310.0"/>
          <table:table-cell office:value-type="float" office:value="1.0"/>
          <table:table-cell office:value-type="float" office:value="86782.0"/>
          <table:table-cell office:value-type="float" office:value="13447771.0"/>
          <table:table-cell office:value-type="float" office:value="95666267.0"/>
          <table:table-cell office:value-type="float" office:value="3682.0"/>
          <table:table-cell office:value-type="float" office:value="11281.0"/>
          <table:table-cell office:value-type="float" office:value="91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51.0"/>
          <table:table-cell office:value-type="float" office:value="9599.0"/>
          <table:table-cell office:value-type="float" office:value="6859.0"/>
          <table:table-cell office:value-type="float" office:value="6055.0"/>
          <table:table-cell office:value-type="float" office:value="7800.0"/>
          <table:table-cell office:value-type="float" office:value="52.0"/>
          <table:table-cell office:value-type="float" office:value="7.52847"/>
          <table:table-cell office:value-type="float" office:value="7.209"/>
          <table:table-cell office:value-type="float" office:value="7.1"/>
          <table:table-cell office:value-type="float" office:value="588159.0"/>
          <table:table-cell office:value-type="float" office:value="0.0"/>
          <table:table-cell office:value-type="float" office:value="1021.0"/>
          <table:table-cell office:value-type="float" office:value="106147.0"/>
          <table:table-cell office:value-type="float" office:value="694382.0"/>
          <table:table-cell office:value-type="float" office:value="3682.0"/>
          <table:table-cell office:value-type="float" office:value="11281.0"/>
          <table:table-cell office:value-type="float" office:value="91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51.0"/>
          <table:table-cell office:value-type="float" office:value="9599.0"/>
          <table:table-cell office:value-type="float" office:value="6859.0"/>
          <table:table-cell office:value-type="float" office:value="6055.0"/>
          <table:table-cell office:value-type="float" office:value="7800.0"/>
          <table:table-cell office:value-type="float" office:value="52.0"/>
          <table:table-cell office:value-type="float" office:value="1.55532"/>
          <table:table-cell office:value-type="float" office:value="1.193"/>
          <table:table-cell office:value-type="float" office:value="1.12"/>
          <table:table-cell office:value-type="float" office:value="80640.0"/>
          <table:table-cell office:value-type="float" office:value="0.0"/>
          <table:table-cell office:value-type="float" office:value="253.0"/>
          <table:table-cell office:value-type="float" office:value="23862.0"/>
          <table:table-cell office:value-type="float" office:value="104554.0"/>
          <table:table-cell office:value-type="float" office:value="3229.0"/>
          <table:table-cell office:value-type="float" office:value="9711.0"/>
          <table:table-cell office:value-type="float" office:value="90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57.0"/>
          <table:table-cell office:value-type="float" office:value="8809.0"/>
          <table:table-cell office:value-type="float" office:value="6437.0"/>
          <table:table-cell office:value-type="float" office:value="5459.0"/>
          <table:table-cell office:value-type="float" office:value="8507.0"/>
          <table:table-cell office:value-type="float" office:value="32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362639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63.0"/>
          <table:table-cell office:value-type="float" office:value="3610.0"/>
          <table:table-cell office:value-type="float" office:value="11002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28.0"/>
          <table:table-cell office:value-type="float" office:value="9469.0"/>
          <table:table-cell office:value-type="float" office:value="6787.0"/>
          <table:table-cell office:value-type="float" office:value="5970.0"/>
          <table:table-cell office:value-type="float" office:value="7812.0"/>
          <table:table-cell office:value-type="float" office:value="52.0"/>
          <table:table-cell office:value-type="float" office:value="7.94065"/>
          <table:table-cell office:value-type="float" office:value="7.574"/>
          <table:table-cell office:value-type="float" office:value="7.53"/>
          <table:table-cell office:value-type="float" office:value="503612.0"/>
          <table:table-cell office:value-type="float" office:value="0.0"/>
          <table:table-cell office:value-type="float" office:value="1022.0"/>
          <table:table-cell office:value-type="float" office:value="95600.0"/>
          <table:table-cell office:value-type="float" office:value="599243.0"/>
          <table:table-cell office:value-type="float" office:value="3610.0"/>
          <table:table-cell office:value-type="float" office:value="11002.0"/>
          <table:table-cell office:value-type="float" office:value="91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28.0"/>
          <table:table-cell office:value-type="float" office:value="9469.0"/>
          <table:table-cell office:value-type="float" office:value="6787.0"/>
          <table:table-cell office:value-type="float" office:value="5970.0"/>
          <table:table-cell office:value-type="float" office:value="7812.0"/>
          <table:table-cell office:value-type="float" office:value="52.0"/>
          <table:table-cell office:value-type="float" office:value="3.52571"/>
          <table:table-cell office:value-type="float" office:value="3.097"/>
          <table:table-cell office:value-type="float" office:value="3.03"/>
          <table:table-cell office:value-type="float" office:value="158742.0"/>
          <table:table-cell office:value-type="float" office:value="0.0"/>
          <table:table-cell office:value-type="float" office:value="1024.0"/>
          <table:table-cell office:value-type="float" office:value="116695.0"/>
          <table:table-cell office:value-type="float" office:value="275474.0"/>
          <table:table-cell office:value-type="float" office:value="3148.0"/>
          <table:table-cell office:value-type="float" office:value="9402.0"/>
          <table:table-cell office:value-type="float" office:value="106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34.0"/>
          <table:table-cell office:value-type="float" office:value="8679.0"/>
          <table:table-cell office:value-type="float" office:value="6365.0"/>
          <table:table-cell office:value-type="float" office:value="5374.0"/>
          <table:table-cell office:value-type="float" office:value="8522.0"/>
          <table:table-cell office:value-type="float" office:value="32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5.31852"/>
          <table:table-cell office:value-type="float" office:value="4.922"/>
          <table:table-cell office:value-type="float" office:value="4.87"/>
          <table:table-cell office:value-type="float" office:value="346972.0"/>
          <table:table-cell office:value-type="float" office:value="0.0"/>
          <table:table-cell office:value-type="float" office:value="380.0"/>
          <table:table-cell office:value-type="float" office:value="25853.0"/>
          <table:table-cell office:value-type="float" office:value="372890.0"/>
          <table:table-cell office:value-type="float" office:value="3819.0"/>
          <table:table-cell office:value-type="float" office:value="11765.0"/>
          <table:table-cell office:value-type="float" office:value="91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27.0"/>
          <table:table-cell office:value-type="float" office:value="9861.0"/>
          <table:table-cell office:value-type="float" office:value="7010.0"/>
          <table:table-cell office:value-type="float" office:value="6215.0"/>
          <table:table-cell office:value-type="float" office:value="7856.0"/>
          <table:table-cell office:value-type="float" office:value="52.0"/>
          <table:table-cell office:value-type="float" office:value="0.39026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4.0"/>
          <table:table-cell office:value-type="float" office:value="3819.0"/>
          <table:table-cell office:value-type="float" office:value="11765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27.0"/>
          <table:table-cell office:value-type="float" office:value="9861.0"/>
          <table:table-cell office:value-type="float" office:value="7010.0"/>
          <table:table-cell office:value-type="float" office:value="6215.0"/>
          <table:table-cell office:value-type="float" office:value="7856.0"/>
          <table:table-cell office:value-type="float" office:value="52.0"/>
          <table:table-cell office:value-type="float" office:value="11.5622"/>
          <table:table-cell office:value-type="float" office:value="11.139"/>
          <table:table-cell office:value-type="float" office:value="11.09"/>
          <table:table-cell office:value-type="float" office:value="764260.0"/>
          <table:table-cell office:value-type="float" office:value="0.0"/>
          <table:table-cell office:value-type="float" office:value="1403.0"/>
          <table:table-cell office:value-type="float" office:value="155450.0"/>
          <table:table-cell office:value-type="float" office:value="919875.0"/>
          <table:table-cell office:value-type="float" office:value="3384.0"/>
          <table:table-cell office:value-type="float" office:value="10255.0"/>
          <table:table-cell office:value-type="float" office:value="913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33.0"/>
          <table:table-cell office:value-type="float" office:value="9071.0"/>
          <table:table-cell office:value-type="float" office:value="6588.0"/>
          <table:table-cell office:value-type="float" office:value="5619.0"/>
          <table:table-cell office:value-type="float" office:value="8596.0"/>
          <table:table-cell office:value-type="float" office:value="32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830.012"/>
          <table:table-cell office:value-type="float" office:value="829.706"/>
          <table:table-cell office:value-type="float" office:value="829.66"/>
          <table:table-cell office:value-type="float" office:value="58435862.0"/>
          <table:table-cell office:value-type="float" office:value="0.0"/>
          <table:table-cell office:value-type="float" office:value="28668.0"/>
          <table:table-cell office:value-type="float" office:value="3911582.0"/>
          <table:table-cell office:value-type="float" office:value="62347657.0"/>
          <table:table-cell office:value-type="float" office:value="3757.0"/>
          <table:table-cell office:value-type="float" office:value="11522.0"/>
          <table:table-cell office:value-type="float" office:value="91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91.0"/>
          <table:table-cell office:value-type="float" office:value="9726.0"/>
          <table:table-cell office:value-type="float" office:value="6937.0"/>
          <table:table-cell office:value-type="float" office:value="6129.0"/>
          <table:table-cell office:value-type="float" office:value="7815.0"/>
          <table:table-cell office:value-type="float" office:value="52.0"/>
          <table:table-cell office:value-type="float" office:value="793.409"/>
          <table:table-cell office:value-type="float" office:value="793.047"/>
          <table:table-cell office:value-type="float" office:value="793.0"/>
          <table:table-cell office:value-type="float" office:value="74472796.0"/>
          <table:table-cell office:value-type="float" office:value="0.0"/>
          <table:table-cell office:value-type="float" office:value="244728.0"/>
          <table:table-cell office:value-type="float" office:value="37113248.0"/>
          <table:table-cell office:value-type="float" office:value="111586073.0"/>
          <table:table-cell office:value-type="float" office:value="3757.0"/>
          <table:table-cell office:value-type="float" office:value="11522.0"/>
          <table:table-cell office:value-type="float" office:value="91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91.0"/>
          <table:table-cell office:value-type="float" office:value="9726.0"/>
          <table:table-cell office:value-type="float" office:value="6937.0"/>
          <table:table-cell office:value-type="float" office:value="6129.0"/>
          <table:table-cell office:value-type="float" office:value="7815.0"/>
          <table:table-cell office:value-type="float" office:value="52.0"/>
          <table:table-cell office:value-type="float" office:value="2.06051"/>
          <table:table-cell office:value-type="float" office:value="1.684"/>
          <table:table-cell office:value-type="float" office:value="1.64"/>
          <table:table-cell office:value-type="float" office:value="79200.0"/>
          <table:table-cell office:value-type="float" office:value="0.0"/>
          <table:table-cell office:value-type="float" office:value="254.0"/>
          <table:table-cell office:value-type="float" office:value="26246.0"/>
          <table:table-cell office:value-type="float" office:value="105482.0"/>
          <table:table-cell office:value-type="float" office:value="3313.0"/>
          <table:table-cell office:value-type="float" office:value="9982.0"/>
          <table:table-cell office:value-type="float" office:value="90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97.0"/>
          <table:table-cell office:value-type="float" office:value="8936.0"/>
          <table:table-cell office:value-type="float" office:value="6515.0"/>
          <table:table-cell office:value-type="float" office:value="5533.0"/>
          <table:table-cell office:value-type="float" office:value="8534.0"/>
          <table:table-cell office:value-type="float" office:value="32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447602"/>
          <table:table-cell office:value-type="float" office:value="0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9.0"/>
          <table:table-cell office:value-type="float" office:value="4361.0"/>
          <table:table-cell office:value-type="float" office:value="13247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18.0"/>
          <table:table-cell office:value-type="float" office:value="11810.0"/>
          <table:table-cell office:value-type="float" office:value="8290.0"/>
          <table:table-cell office:value-type="float" office:value="7548.0"/>
          <table:table-cell office:value-type="float" office:value="9847.0"/>
          <table:table-cell office:value-type="float" office:value="65.0"/>
          <table:table-cell office:value-type="float" office:value="0.444989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6.0"/>
          <table:table-cell office:value-type="float" office:value="4361.0"/>
          <table:table-cell office:value-type="float" office:value="13247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18.0"/>
          <table:table-cell office:value-type="float" office:value="11810.0"/>
          <table:table-cell office:value-type="float" office:value="8290.0"/>
          <table:table-cell office:value-type="float" office:value="7548.0"/>
          <table:table-cell office:value-type="float" office:value="9847.0"/>
          <table:table-cell office:value-type="float" office:value="65.0"/>
          <table:table-cell office:value-type="float" office:value="2.20327"/>
          <table:table-cell office:value-type="float" office:value="1.829"/>
          <table:table-cell office:value-type="float" office:value="1.77"/>
          <table:table-cell office:value-type="float" office:value="120480.0"/>
          <table:table-cell office:value-type="float" office:value="0.0"/>
          <table:table-cell office:value-type="float" office:value="292.0"/>
          <table:table-cell office:value-type="float" office:value="26659.0"/>
          <table:table-cell office:value-type="float" office:value="147208.0"/>
          <table:table-cell office:value-type="float" office:value="3806.0"/>
          <table:table-cell office:value-type="float" office:value="11322.0"/>
          <table:table-cell office:value-type="float" office:value="91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48.0"/>
          <table:table-cell office:value-type="float" office:value="10820.0"/>
          <table:table-cell office:value-type="float" office:value="7760.0"/>
          <table:table-cell office:value-type="float" office:value="6803.0"/>
          <table:table-cell office:value-type="float" office:value="10782.0"/>
          <table:table-cell office:value-type="float" office:value="4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447393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3.0"/>
          <table:table-cell office:value-type="float" office:value="4225.0"/>
          <table:table-cell office:value-type="float" office:value="12774.0"/>
          <table:table-cell office:value-type="float" office:value="91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21.0"/>
          <table:table-cell office:value-type="float" office:value="11565.0"/>
          <table:table-cell office:value-type="float" office:value="8138.0"/>
          <table:table-cell office:value-type="float" office:value="7389.0"/>
          <table:table-cell office:value-type="float" office:value="11546.0"/>
          <table:table-cell office:value-type="float" office:value="65.0"/>
          <table:table-cell office:value-type="float" office:value="0.443123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6.0"/>
          <table:table-cell office:value-type="float" office:value="4235.0"/>
          <table:table-cell office:value-type="float" office:value="12807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21.0"/>
          <table:table-cell office:value-type="float" office:value="11565.0"/>
          <table:table-cell office:value-type="float" office:value="8138.0"/>
          <table:table-cell office:value-type="float" office:value="7389.0"/>
          <table:table-cell office:value-type="float" office:value="9750.0"/>
          <table:table-cell office:value-type="float" office:value="65.0"/>
          <table:table-cell office:value-type="float" office:value="4.2995"/>
          <table:table-cell office:value-type="float" office:value="3.897"/>
          <table:table-cell office:value-type="float" office:value="3.84"/>
          <table:table-cell office:value-type="float" office:value="141976.0"/>
          <table:table-cell office:value-type="float" office:value="0.0"/>
          <table:table-cell office:value-type="float" office:value="446.0"/>
          <table:table-cell office:value-type="float" office:value="48300.0"/>
          <table:table-cell office:value-type="float" office:value="190294.0"/>
          <table:table-cell office:value-type="float" office:value="3635.0"/>
          <table:table-cell office:value-type="float" office:value="10733.0"/>
          <table:table-cell office:value-type="float" office:value="106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51.0"/>
          <table:table-cell office:value-type="float" office:value="10575.0"/>
          <table:table-cell office:value-type="float" office:value="7608.0"/>
          <table:table-cell office:value-type="float" office:value="6644.0"/>
          <table:table-cell office:value-type="float" office:value="10638.0"/>
          <table:table-cell office:value-type="float" office:value="4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457894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2.0"/>
          <table:table-cell office:value-type="float" office:value="7247.0"/>
          <table:table-cell office:value-type="float" office:value="585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2487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2.0"/>
          <table:table-cell office:value-type="float" office:value="7247.0"/>
          <table:table-cell office:value-type="float" office:value="585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85552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82.0"/>
          <table:table-cell office:value-type="float" office:value="6907.0"/>
          <table:table-cell office:value-type="float" office:value="5325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413468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5.0"/>
          <table:table-cell office:value-type="float" office:value="4541.0"/>
          <table:table-cell office:value-type="float" office:value="13801.0"/>
          <table:table-cell office:value-type="float" office:value="8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02.0"/>
          <table:table-cell office:value-type="float" office:value="12130.0"/>
          <table:table-cell office:value-type="float" office:value="8483.0"/>
          <table:table-cell office:value-type="float" office:value="7749.0"/>
          <table:table-cell office:value-type="float" office:value="9873.0"/>
          <table:table-cell office:value-type="float" office:value="65.0"/>
          <table:table-cell office:value-type="float" office:value="0.41085"/>
          <table:table-cell office:value-type="float" office:value="0.08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82.0"/>
          <table:table-cell office:value-type="float" office:value="4541.0"/>
          <table:table-cell office:value-type="float" office:value="13801.0"/>
          <table:table-cell office:value-type="float" office:value="91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02.0"/>
          <table:table-cell office:value-type="float" office:value="12130.0"/>
          <table:table-cell office:value-type="float" office:value="8483.0"/>
          <table:table-cell office:value-type="float" office:value="7749.0"/>
          <table:table-cell office:value-type="float" office:value="9873.0"/>
          <table:table-cell office:value-type="float" office:value="65.0"/>
          <table:table-cell office:value-type="float" office:value="22.8405"/>
          <table:table-cell office:value-type="float" office:value="22.433"/>
          <table:table-cell office:value-type="float" office:value="22.36"/>
          <table:table-cell office:value-type="float" office:value="1628400.0"/>
          <table:table-cell office:value-type="float" office:value="0.0"/>
          <table:table-cell office:value-type="float" office:value="1258.0"/>
          <table:table-cell office:value-type="float" office:value="166648.0"/>
          <table:table-cell office:value-type="float" office:value="1795178.0"/>
          <table:table-cell office:value-type="float" office:value="3977.0"/>
          <table:table-cell office:value-type="float" office:value="11846.0"/>
          <table:table-cell office:value-type="float" office:value="106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32.0"/>
          <table:table-cell office:value-type="float" office:value="11140.0"/>
          <table:table-cell office:value-type="float" office:value="7953.0"/>
          <table:table-cell office:value-type="float" office:value="7004.0"/>
          <table:table-cell office:value-type="float" office:value="10818.0"/>
          <table:table-cell office:value-type="float" office:value="4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349641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5.0"/>
          <table:table-cell office:value-type="float" office:value="4461.0"/>
          <table:table-cell office:value-type="float" office:value="13591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71.0"/>
          <table:table-cell office:value-type="float" office:value="12009.0"/>
          <table:table-cell office:value-type="float" office:value="8412.0"/>
          <table:table-cell office:value-type="float" office:value="7681.0"/>
          <table:table-cell office:value-type="float" office:value="9876.0"/>
          <table:table-cell office:value-type="float" office:value="65.0"/>
          <table:table-cell office:value-type="float" office:value="710.376"/>
          <table:table-cell office:value-type="float" office:value="710.009"/>
          <table:table-cell office:value-type="float" office:value="709.95"/>
          <table:table-cell office:value-type="float" office:value="61129998.0"/>
          <table:table-cell office:value-type="float" office:value="0.0"/>
          <table:table-cell office:value-type="float" office:value="117947.0"/>
          <table:table-cell office:value-type="float" office:value="18181542.0"/>
          <table:table-cell office:value-type="float" office:value="79311575.0"/>
          <table:table-cell office:value-type="float" office:value="4461.0"/>
          <table:table-cell office:value-type="float" office:value="13591.0"/>
          <table:table-cell office:value-type="float" office:value="91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71.0"/>
          <table:table-cell office:value-type="float" office:value="12009.0"/>
          <table:table-cell office:value-type="float" office:value="8412.0"/>
          <table:table-cell office:value-type="float" office:value="7681.0"/>
          <table:table-cell office:value-type="float" office:value="9876.0"/>
          <table:table-cell office:value-type="float" office:value="65.0"/>
          <table:table-cell office:value-type="float" office:value="17.5279"/>
          <table:table-cell office:value-type="float" office:value="17.184"/>
          <table:table-cell office:value-type="float" office:value="17.11"/>
          <table:table-cell office:value-type="float" office:value="1118880.0"/>
          <table:table-cell office:value-type="float" office:value="0.0"/>
          <table:table-cell office:value-type="float" office:value="1019.0"/>
          <table:table-cell office:value-type="float" office:value="83296.0"/>
          <table:table-cell office:value-type="float" office:value="1202231.0"/>
          <table:table-cell office:value-type="float" office:value="3897.0"/>
          <table:table-cell office:value-type="float" office:value="11636.0"/>
          <table:table-cell office:value-type="float" office:value="91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01.0"/>
          <table:table-cell office:value-type="float" office:value="11019.0"/>
          <table:table-cell office:value-type="float" office:value="7882.0"/>
          <table:table-cell office:value-type="float" office:value="6936.0"/>
          <table:table-cell office:value-type="float" office:value="10819.0"/>
          <table:table-cell office:value-type="float" office:value="4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472531"/>
          <table:table-cell office:value-type="float" office:value="0.07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202.0"/>
          <table:table-cell office:value-type="float" office:value="5434.0"/>
          <table:table-cell office:value-type="float" office:value="16137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23.0"/>
          <table:table-cell office:value-type="float" office:value="13698.0"/>
          <table:table-cell office:value-type="float" office:value="9419.0"/>
          <table:table-cell office:value-type="float" office:value="8624.0"/>
          <table:table-cell office:value-type="float" office:value="10083.0"/>
          <table:table-cell office:value-type="float" office:value="65.0"/>
          <table:table-cell office:value-type="float" office:value="1200.0"/>
          <table:table-cell office:value-type="float" office:value="1199.642"/>
          <table:table-cell office:value-type="float" office:value="1199.58"/>
          <table:table-cell office:value-type="float" office:value="75321518.0"/>
          <table:table-cell office:value-type="float" office:value="1.0"/>
          <table:table-cell office:value-type="float" office:value="196605.0"/>
          <table:table-cell office:value-type="float" office:value="35375095.0"/>
          <table:table-cell office:value-type="float" office:value="110696667.0"/>
          <table:table-cell office:value-type="float" office:value="5434.0"/>
          <table:table-cell office:value-type="float" office:value="16137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23.0"/>
          <table:table-cell office:value-type="float" office:value="13698.0"/>
          <table:table-cell office:value-type="float" office:value="9419.0"/>
          <table:table-cell office:value-type="float" office:value="8624.0"/>
          <table:table-cell office:value-type="float" office:value="10083.0"/>
          <table:table-cell office:value-type="float" office:value="65.0"/>
          <table:table-cell office:value-type="float" office:value="882.474"/>
          <table:table-cell office:value-type="float" office:value="882.12"/>
          <table:table-cell office:value-type="float" office:value="882.06"/>
          <table:table-cell office:value-type="float" office:value="50799264.0"/>
          <table:table-cell office:value-type="float" office:value="0.0"/>
          <table:table-cell office:value-type="float" office:value="65534.0"/>
          <table:table-cell office:value-type="float" office:value="11371085.0"/>
          <table:table-cell office:value-type="float" office:value="62170482.0"/>
          <table:table-cell office:value-type="float" office:value="4888.0"/>
          <table:table-cell office:value-type="float" office:value="14242.0"/>
          <table:table-cell office:value-type="float" office:value="91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53.0"/>
          <table:table-cell office:value-type="float" office:value="12708.0"/>
          <table:table-cell office:value-type="float" office:value="8889.0"/>
          <table:table-cell office:value-type="float" office:value="7879.0"/>
          <table:table-cell office:value-type="float" office:value="11140.0"/>
          <table:table-cell office:value-type="float" office:value="4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438367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49.0"/>
          <table:table-cell office:value-type="float" office:value="8263.0"/>
          <table:table-cell office:value-type="float" office:value="66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25951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49.0"/>
          <table:table-cell office:value-type="float" office:value="8263.0"/>
          <table:table-cell office:value-type="float" office:value="66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1246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69.0"/>
          <table:table-cell office:value-type="float" office:value="7923.0"/>
          <table:table-cell office:value-type="float" office:value="6104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200.0"/>
          <table:table-cell office:value-type="float" office:value="1199.671"/>
          <table:table-cell office:value-type="float" office:value="1199.61"/>
          <table:table-cell office:value-type="float" office:value="74306148.0"/>
          <table:table-cell office:value-type="float" office:value="1.0"/>
          <table:table-cell office:value-type="float" office:value="73724.0"/>
          <table:table-cell office:value-type="float" office:value="15032444.0"/>
          <table:table-cell office:value-type="float" office:value="89338716.0"/>
          <table:table-cell office:value-type="float" office:value="5696.0"/>
          <table:table-cell office:value-type="float" office:value="17144.0"/>
          <table:table-cell office:value-type="float" office:value="92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22.0"/>
          <table:table-cell office:value-type="float" office:value="14270.0"/>
          <table:table-cell office:value-type="float" office:value="9702.0"/>
          <table:table-cell office:value-type="float" office:value="9010.0"/>
          <table:table-cell office:value-type="float" office:value="10139.0"/>
          <table:table-cell office:value-type="float" office:value="65.0"/>
          <table:table-cell office:value-type="float" office:value="1200.0"/>
          <table:table-cell office:value-type="float" office:value="1199.691"/>
          <table:table-cell office:value-type="float" office:value="1199.62"/>
          <table:table-cell office:value-type="float" office:value="75644516.0"/>
          <table:table-cell office:value-type="float" office:value="1.0"/>
          <table:table-cell office:value-type="float" office:value="65532.0"/>
          <table:table-cell office:value-type="float" office:value="9889036.0"/>
          <table:table-cell office:value-type="float" office:value="85533603.0"/>
          <table:table-cell office:value-type="float" office:value="5696.0"/>
          <table:table-cell office:value-type="float" office:value="17144.0"/>
          <table:table-cell office:value-type="float" office:value="92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22.0"/>
          <table:table-cell office:value-type="float" office:value="14270.0"/>
          <table:table-cell office:value-type="float" office:value="9702.0"/>
          <table:table-cell office:value-type="float" office:value="9010.0"/>
          <table:table-cell office:value-type="float" office:value="10139.0"/>
          <table:table-cell office:value-type="float" office:value="65.0"/>
          <table:table-cell office:value-type="float" office:value="554.332"/>
          <table:table-cell office:value-type="float" office:value="553.982"/>
          <table:table-cell office:value-type="float" office:value="553.92"/>
          <table:table-cell office:value-type="float" office:value="18695040.0"/>
          <table:table-cell office:value-type="float" office:value="0.0"/>
          <table:table-cell office:value-type="float" office:value="67581.0"/>
          <table:table-cell office:value-type="float" office:value="14231938.0"/>
          <table:table-cell office:value-type="float" office:value="32927068.0"/>
          <table:table-cell office:value-type="float" office:value="5168.0"/>
          <table:table-cell office:value-type="float" office:value="15309.0"/>
          <table:table-cell office:value-type="float" office:value="91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52.0"/>
          <table:table-cell office:value-type="float" office:value="13280.0"/>
          <table:table-cell office:value-type="float" office:value="9172.0"/>
          <table:table-cell office:value-type="float" office:value="8265.0"/>
          <table:table-cell office:value-type="float" office:value="11227.0"/>
          <table:table-cell office:value-type="float" office:value="4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200.0"/>
          <table:table-cell office:value-type="float" office:value="1199.669"/>
          <table:table-cell office:value-type="float" office:value="1199.61"/>
          <table:table-cell office:value-type="float" office:value="60183024.0"/>
          <table:table-cell office:value-type="float" office:value="1.0"/>
          <table:table-cell office:value-type="float" office:value="20344.0"/>
          <table:table-cell office:value-type="float" office:value="3145603.0"/>
          <table:table-cell office:value-type="float" office:value="63328896.0"/>
          <table:table-cell office:value-type="float" office:value="5427.0"/>
          <table:table-cell office:value-type="float" office:value="16132.0"/>
          <table:table-cell office:value-type="float" office:value="92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9.0"/>
          <table:table-cell office:value-type="float" office:value="13711.0"/>
          <table:table-cell office:value-type="float" office:value="9422.0"/>
          <table:table-cell office:value-type="float" office:value="8641.0"/>
          <table:table-cell office:value-type="float" office:value="10096.0"/>
          <table:table-cell office:value-type="float" office:value="65.0"/>
          <table:table-cell office:value-type="float" office:value="99.3152"/>
          <table:table-cell office:value-type="float" office:value="98.898"/>
          <table:table-cell office:value-type="float" office:value="98.82"/>
          <table:table-cell office:value-type="float" office:value="5520704.0"/>
          <table:table-cell office:value-type="float" office:value="0.0"/>
          <table:table-cell office:value-type="float" office:value="10389.0"/>
          <table:table-cell office:value-type="float" office:value="1371744.0"/>
          <table:table-cell office:value-type="float" office:value="6892563.0"/>
          <table:table-cell office:value-type="float" office:value="5427.0"/>
          <table:table-cell office:value-type="float" office:value="16132.0"/>
          <table:table-cell office:value-type="float" office:value="95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9.0"/>
          <table:table-cell office:value-type="float" office:value="13711.0"/>
          <table:table-cell office:value-type="float" office:value="9422.0"/>
          <table:table-cell office:value-type="float" office:value="8641.0"/>
          <table:table-cell office:value-type="float" office:value="10096.0"/>
          <table:table-cell office:value-type="float" office:value="65.0"/>
          <table:table-cell office:value-type="float" office:value="0.423368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81.0"/>
          <table:table-cell office:value-type="float" office:value="4872.0"/>
          <table:table-cell office:value-type="float" office:value="14207.0"/>
          <table:table-cell office:value-type="float" office:value="8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49.0"/>
          <table:table-cell office:value-type="float" office:value="12721.0"/>
          <table:table-cell office:value-type="float" office:value="8892.0"/>
          <table:table-cell office:value-type="float" office:value="7896.0"/>
          <table:table-cell office:value-type="float" office:value="11150.0"/>
          <table:table-cell office:value-type="float" office:value="4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45610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3.0"/>
          <table:table-cell office:value-type="float" office:value="8391.0"/>
          <table:table-cell office:value-type="float" office:value="675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98771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23.0"/>
          <table:table-cell office:value-type="float" office:value="8391.0"/>
          <table:table-cell office:value-type="float" office:value="675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7076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43.0"/>
          <table:table-cell office:value-type="float" office:value="8051.0"/>
          <table:table-cell office:value-type="float" office:value="6223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